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2" style:family="graphic" style:parent-style-name="standard">
      <style:graphic-properties draw:fill-color="#5eb91e" draw:textarea-horizontal-align="justify" draw:textarea-vertical-align="middle" draw:auto-grow-height="false" fo:min-height="1.097cm" fo:min-width="0.938cm"/>
    </style:style>
    <style:style style:name="gr3" style:family="graphic" style:parent-style-name="standard">
      <style:graphic-properties draw:fill-color="#8e86ae" draw:textarea-horizontal-align="justify" draw:textarea-vertical-align="middle" draw:auto-grow-height="false" fo:min-height="1.097cm" fo:min-width="0.938cm"/>
    </style:style>
    <style:style style:name="P1" style:family="paragraph">
      <style:paragraph-properties fo:text-align="center"/>
      <style:text-properties fo:color="#ffffff" fo:font-size="13pt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-color="#5eb91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4" style:family="paragraph">
      <loext:graphic-properties draw:fill-color="#8e86a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.905cm" draw:transform="rotate (0.245044226980004) translate (5.625cm 4.324cm)">
          <text:p text:style-name="P1"><text:span text:style-name="T1">Déf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032cm" svg:height="1.905cm" draw:transform="rotate (0.245044226980004) translate (3.266cm 7.589cm)">
          <text:p text:style-name="P2"><text:span text:style-name="T2">Truc</text:span><text:span text:style-name="T2"><text:line-break/></text:span><text:span text:style-name="T2">Spéci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1.905cm" draw:transform="rotate (0.245044226980004) translate (6.842cm 8.605cm)">
          <text:p text:style-name="P2"><text:span text:style-name="T2">Face à</text:span><text:span text:style-name="T2"><text:line-break/></text:span><text:span text:style-name="T2">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0:52:22.282230404</meta:creation-date>
    <dc:date>2020-08-14T19:13:37.867509927</dc:date>
    <meta:editing-duration>PT8H21M15S</meta:editing-duration>
    <meta:editing-cycles>3</meta:editing-cycles>
    <meta:generator>LibreOffice/6.1.5.2$Linux_X86_64 LibreOffice_project/10$Build-2</meta:generator>
    <meta:document-statistic meta:object-count="3"/>
  </office:meta>
</office:document-meta>
</file>